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lements list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escription des éléments intervenants pendant le processus ecoute orale execution EA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éférence à un premier élément =&gt; volonté d'action</text:p>
          </table:table-cell>
        </table:table-row>
        <table:table-row table:style-name="ro1">
          <table:table-cell/>
          <table:table-cell office:value-type="string">
            <text:p>A cette volonté d'action, est associé un objet produit (fonction ) ou un traitement ( procédure ) pour les actions ne retournant pas d'objet produit.</text:p>
          </table:table-cell>
        </table:table-row>
        <table:table-row table:style-name="ro1">
          <table:table-cell/>
          <table:table-cell office:value-type="string">
            <text:p>Un traitement produit néanmoins la création d'un ou plusieurs autres éléments pour accomplir sa tâche ou peut encore être analysé par des statistiques sur son exécution. </text:p>
          </table:table-cell>
        </table:table-row>
        <table:table-row table:style-name="ro1">
          <table:table-cell/>
          <table:table-cell office:value-type="string">
            <text:p>Il a alors défini un nouveau contexte où ces informations sont immédiatement accessibles et a altéré les exécutions à venir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>
            <text:p>Les règles définissent avec le domaine de définition et d'appartenance, les composant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A l'initialisation () ou lors du ré-actualisation d'un élément ( compute ) 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>
            <text:p>Références, croisements entre éléments différents à l'intérieur d'un même élément donnant visibilité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Lexicographie, Stylistique, dialectique, lemnistique, sémantique, synonymie.</text:p>
          </table:table-cell>
        </table:table-row>
      </table:table>
      <table:table table:name="A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ttribu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ntexte, Elements liés</text:p>
          </table:table-cell>
        </table:table-row>
      </table:table>
      <table:table table:name="B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ntex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tribut, Elements liés</text:p>
          </table:table-cell>
        </table:table-row>
      </table:table>
      <table:table table:name="D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omaine</text:p>
          </table:table-cell>
        </table:table-row>
      </table:table>
      <table:table table:name="E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léments lié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tribut, Contexte</text:p>
          </table:table-cell>
        </table:table-row>
        <table:table-row table:style-name="ro1">
          <table:table-cell/>
          <table:table-cell office:value-type="string">
            <text:p>Eleme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 de définition et d'appartenance, Composants, Elements caractéristiques de définition, régles, systèmes, lois, contraintes, conditions, validation</text:p>
          </table:table-cell>
        </table:table-row>
        <table:table-row table:style-name="ro1">
          <table:table-cell table:number-columns-repeated="2"/>
          <table:table-cell office:value-type="string">
            <text:p>Traitement générique avec fin de validation, Post-Traitement complémentaire lié à exception</text:p>
          </table:table-cell>
        </table:table-row>
      </table:table>
      <table:table table:name="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esu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présentation, Unité, Règle</text:p>
          </table:table-cell>
        </table:table-row>
        <table:table-row table:style-name="ro1">
          <table:table-cell/>
          <table:table-cell office:value-type="string">
            <text:p>Méthode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raitement spécifique associé à un élément</text:p>
          </table:table-cell>
        </table:table-row>
      </table:table>
      <table:table table:name="R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Représenta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esure, Unité, relation</text:p>
          </table:table-cell>
        </table:table-row>
        <table:table-row table:style-name="ro1">
          <table:table-cell/>
          <table:table-cell office:value-type="string">
            <text:p>Représentation de répertoire à index sémantique de stockage extern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iste sémantique de répertoire ( Directory.tagslist ), Fichier associé relatif à semantique ( &lt;file&gt;.ext.tags ), Descripteur sémantique de répertoire (Directory.metatags), Liste extensionnelle de sémantique ( &lt;semantic_name&gt;.list <text:s/>)</text:p>
          </table:table-cell>
        </table:table-row>
        <table:table-row table:style-name="ro1">
          <table:table-cell/>
          <table:table-cell office:value-type="string">
            <text:p>Représentation de répertoire par partitionnement par estampille de modifica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dex sémantique de lien avec identifiant (information de localisation physique), estampille</text:p>
          </table:table-cell>
        </table:table-row>
        <table:table-row table:style-name="ro1">
          <table:table-cell/>
          <table:table-cell office:value-type="string">
            <text:p>Règ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ésolution</text:p>
          </table:table-cell>
          <table:table-cell/>
        </table:table-row>
      </table:table>
      <table:table table:name="S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Système</text:p>
          </table:table-cell>
        </table:table-row>
      </table:table>
      <table:table table:name="U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V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Valida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e-validation, Post-validation,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15/01/2016</text:date>, <text:time>12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TRABBIA</meta:initial-creator>
    <meta:creation-date>2015-04-11T17:29:06.81</meta:creation-date>
    <meta:generator>OpenOffice/4.1.1$Win32 OpenOffice.org_project/411m6$Build-9775</meta:generator>
    <dc:date>2015-04-11T21:10:53.87</dc:date>
    <dc:creator>Pascal TRABBIA</dc:creator>
    <meta:editing-duration>PT3H41M40S</meta:editing-duration>
    <meta:editing-cycles>23</meta:editing-cycles>
    <meta:document-statistic meta:table-count="12" meta:cell-count="34" meta:object-count="0"/>
  </office:meta>
</office:document-meta>
</file>